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/>
    <style:font-face style:name="Arial" svg:font-family="Arial" style:font-pitch="variable"/>
    <style:font-face style:name="Consolas" svg:font-family="Consolas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4.8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1cm" fo:min-width="5.472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7.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7.862cm"/>
      <style:paragraph-properties style:writing-mode="lr-tb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objectwithoutfill">
      <style:graphic-properties svg:stroke-color="#000000" draw:marker-end="Стили_20_стрелок_20_19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Стили_20_стрелок_20_20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style:font-name="Times New Roman1" fo:font-size="10pt" style:font-size-asian="18pt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1" fo:font-size="10pt" style:font-size-asian="18pt" style:font-size-complex="18pt"/>
    </style:style>
    <style:style style:name="P3" style:family="paragraph">
      <style:paragraph-properties fo:text-align="center" style:text-autospace="none" style:writing-mode="lr-tb"/>
      <style:text-properties fo:color="#000000" loext:opacity="100%" style:font-name="Consolas1" fo:font-size="9.5pt" style:font-name-asian="Consolas1" style:font-size-asian="9.5pt" style:font-name-complex="Consolas1" style:font-size-complex="9.5pt"/>
    </style:style>
    <style:style style:name="P4" style:family="paragraph">
      <loext:graphic-properties draw:fill-color="#ffffff"/>
      <style:paragraph-properties fo:text-align="center" style:text-autospace="none" style:writing-mode="lr-tb"/>
      <style:text-properties fo:color="#000000" loext:opacity="100%" style:font-name="Consolas1" fo:font-size="9.5pt" style:font-name-asian="Consolas1" style:font-size-asian="9.5pt" style:font-name-complex="Consolas1" style:font-size-complex="9.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Times New Roman1" fo:font-size="10pt" style:font-size-asian="18pt" style:font-size-complex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9.5pt" fo:font-style="normal" fo:text-shadow="none" style:text-underline-style="none" fo:font-weight="normal" style:letter-kerning="true" style:font-name-asian="Consolas1" style:font-size-asian="9.5pt" style:font-style-asian="normal" style:font-weight-asian="normal" style:font-name-complex="Consolas1" style:font-size-complex="9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7cm" svg:height="2cm" svg:x="7.5cm" svg:y="9.13cm">
          <text:p text:style-name="P1"><text:span text:style-name="T1">template&lt;typename T&gt;</text:span></text:p>
          <text:p text:style-name="P1"><text:span text:style-name="T1">void insertSort(T* a, size_t&amp; size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2" xml:id="id2" draw:id="id2" draw:layer="layout" svg:width="10cm" svg:height="1cm" svg:x="6cm" svg:y="11.63cm">
          <text:p text:style-name="P1"><text:span text:style-name="T1">for (size_t current = 1; current != size; ++current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4" xml:id="id4" draw:id="id4" draw:layer="layout" svg:width="8cm" svg:height="1cm" svg:x="7cm" svg:y="15.25cm">
          <text:p text:style-name="P3"><text:span text:style-name="T2">swap(a[previous], a[previous + 1]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14cm" svg:height="1.5cm" svg:x="4cm" svg:y="13.25cm">
          <text:p text:style-name="P1"><text:span text:style-name="T1">for (int previous = current - 1;</text:span></text:p>
          <text:p text:style-name="P1"><text:span text:style-name="T1">previous &gt;= 0 &amp;&amp; a[previous] &gt; a[previous + 1];</text:span></text:p>
          <text:p text:style-name="P1"><text:span text:style-name="T1">--previous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5" draw:layer="layout" draw:type="line" svg:x1="11cm" svg:y1="11.13cm" svg:x2="11cm" svg:y2="11.63cm" draw:start-shape="id1" draw:start-glue-point="2" draw:end-shape="id2" draw:end-glue-point="4" svg:d="M11000 11130v500" svg:viewBox="0 0 1 501">
          <text:p/>
        </draw:connector>
        <draw:connector draw:style-name="gr5" draw:text-style-name="P5" draw:layer="layout" draw:type="line" svg:x1="11cm" svg:y1="12.63cm" svg:x2="11cm" svg:y2="13.25cm" draw:start-shape="id2" draw:start-glue-point="6" draw:end-shape="id3" draw:end-glue-point="4" svg:d="M11000 12630v620" svg:viewBox="0 0 1 621">
          <text:p/>
        </draw:connector>
        <draw:connector draw:style-name="gr5" draw:text-style-name="P5" draw:layer="layout" draw:type="line" svg:x1="11cm" svg:y1="14.75cm" svg:x2="11cm" svg:y2="15.25cm" draw:start-shape="id3" draw:start-glue-point="6" draw:end-shape="id4" draw:end-glue-point="4" svg:d="M11000 14750v500" svg:viewBox="0 0 1 501">
          <text:p/>
        </draw:connector>
        <draw:connector draw:style-name="gr6" draw:text-style-name="P5" draw:layer="layout" draw:line-skew="0.248cm -0.499cm" svg:x1="11cm" svg:y1="16.25cm" svg:x2="4cm" svg:y2="14cm" draw:start-shape="id4" draw:start-glue-point="6" draw:end-shape="id3" draw:end-glue-point="5" svg:d="M11000 16250v750h-8000v-3000h1000" svg:viewBox="0 0 8001 3001">
          <text:p/>
        </draw:connector>
        <draw:connector draw:style-name="gr7" draw:text-style-name="P5" draw:layer="layout" draw:line-skew="0.498cm 6.871cm -3.499cm" svg:x1="18cm" svg:y1="14cm" svg:x2="6cm" svg:y2="12.13cm" draw:start-shape="id3" draw:start-glue-point="7" draw:end-shape="id2" draw:end-glue-point="5" svg:d="M18000 14000h1000v4000h-17000v-5870h4000" svg:viewBox="0 0 17001 587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/>
    <style:font-face style:name="Arial" svg:font-family="Arial" style:font-pitch="variable"/>
    <style:font-face style:name="Consolas" svg:font-family="Consolas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3" draw:display-name="Стили стрелок 13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0" draw:display-name="Стили стрелок 20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.374cm" fo:margin-bottom="0.497cm" fo:line-height="150%" fo:text-align="justify" fo:text-indent="2.207cm" style:text-autospace="ideograph-alpha"/>
      <style:text-properties fo:font-size="14pt" fo:language="ru" fo:country="RU" style:font-size-asian="14pt" style:language-asian="en" style:country-asian="US" style:font-name-complex="Times New Roman" style:font-family-complex="'Times New Roman'" style:font-family-generic-complex="roman" style:font-pitch-complex="variable" style:font-size-complex="14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06T23:57:32.310000000</dc:date>
    <meta:editing-duration>PT22M8S</meta:editing-duration>
    <meta:editing-cycles>4</meta:editing-cycles>
    <meta:generator>LibreOffice/7.1.5.2$Windows_X86_64 LibreOffice_project/85f04e9f809797b8199d13c421bd8a2b025d52b5</meta:generator>
    <meta:document-statistic meta:object-count="9"/>
  </office:meta>
</office:document-meta>
</file>